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85088" officeooo:paragraph-rsid="00185088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948d4" officeooo:paragraph-rsid="001948d4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1b204f"/>
    </style:style>
    <style:style style:name="P4" style:family="paragraph" style:parent-style-name="Standard" style:master-page-name="">
      <loext:graphic-properties draw:fill="solid" draw:fill-color="#666666" draw:fill-image-width="0cm" draw:fill-image-height="0cm"/>
      <style:paragraph-properties fo:text-align="center" style:justify-single-word="false" style:page-number="auto" fo:background-color="#666666" style:shadow="none"/>
      <style:text-properties fo:font-size="24pt" fo:font-weight="bold" officeooo:rsid="00184091" officeooo:paragraph-rsid="00184091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text-underline-style="none" officeooo:rsid="003a5f86" officeooo:paragraph-rsid="003a5f86" style:font-size-asian="11.3500003814697pt" style:font-style-asian="normal" style:font-size-complex="13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3deac3" officeooo:paragraph-rsid="003deac3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3deac3" officeooo:paragraph-rsid="003deac3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3deac3" officeooo:paragraph-rsid="003deac3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511c2" officeooo:paragraph-rsid="004511c2" style:font-size-asian="14pt" style:font-weight-asian="normal" style:font-size-complex="14pt" style:font-weight-complex="normal"/>
    </style:style>
    <style:style style:name="T1" style:family="text">
      <style:text-properties fo:font-size="18pt" style:text-underline-style="none" fo:font-weight="normal" officeooo:rsid="001948d4" style:font-size-asian="18pt" style:font-weight-asian="normal" style:font-size-complex="18pt" style:font-weight-complex="normal"/>
    </style:style>
    <style:style style:name="T2" style:family="text">
      <style:text-properties officeooo:rsid="003c559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069c5" style:font-weight-asian="bold" style:font-weight-complex="bold"/>
    </style:style>
    <style:style style:name="T5" style:family="text">
      <style:text-properties officeooo:rsid="004069c5"/>
    </style:style>
    <style:style style:name="T6" style:family="text">
      <style:text-properties officeooo:rsid="00411f22"/>
    </style:style>
    <style:style style:name="T7" style:family="text">
      <style:text-properties officeooo:rsid="0042f096"/>
    </style:style>
    <style:style style:name="T8" style:family="text">
      <style:text-properties officeooo:rsid="00450d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 rendu : TP4 Socket <text:span text:style-name="T2">(partie 2)</text:span></text:p>
      <text:p text:style-name="P1"/>
      <text:p text:style-name="P1">Auteur : PELLETIER Sébastien M1 Info TP1b</text:p>
      <text:p text:style-name="P1"/>
      <text:p text:style-name="P1"/>
      <text:p text:style-name="P7">Programmation</text:p>
      <text:p text:style-name="P8"/>
      <text:p text:style-name="P6">Les solutions à ma connaissance<text:span text:style-name="T8">s</text:span> pour rendre un serveur multi-client sont :</text:p>
      <text:p text:style-name="P6"><text:span text:style-name="T3"><text:tab/><text:tab/>-</text:span> <text:span text:style-name="T7">S</text:span><text:span text:style-name="T3">elect</text:span> (<text:span text:style-name="T6">O</text:span>n vérifie à chaque itération si le socket à été modifier en lecture o<text:span text:style-name="T5">u <text:s text:c="3"/><text:tab/><text:tab/> <text:s text:c="2"/></text:span>écriture pour agir sur celui-çi)</text:p>
      <text:p text:style-name="P6"><text:tab/><text:tab/>- <text:span text:style-name="T4">Multi-processus / threading</text:span><text:span text:style-name="T5"> ( Le principe est de traiter chaque client dans <text:tab/><text:tab/> <text:s/>une autre exécution parallèle du programme que ce soit via un </text:span><text:span text:style-name="T4">fork</text:span><text:span text:style-name="T5"> ou un <text:tab/><text:tab/> <text:s text:c="2"/></text:span><text:span text:style-name="T4">thread</text:span><text:span text:style-name="T5"> )</text:span></text:p>
      <text:p text:style-name="P6"/>
      <text:p text:style-name="P9">Voici un version modifier de echoserveur.c en multi-client :</text:p>
      <text:p text:style-name="P7"/>
      <text:p text:style-name="P2"/>
      <text:p text:style-name="P3"><text:span text:style-name="T1"><text:tab/>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8:53:05.222474786</meta:creation-date>
    <dc:date>2016-11-10T20:33:30.409120259</dc:date>
    <meta:editing-duration>PT1H27M36S</meta:editing-duration>
    <meta:editing-cycles>40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86" meta:character-count="520" meta:non-whitespace-character-count="419"/>
  </office:meta>
</office:document-meta>
</file>